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line-height="150%"/>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P5" style:family="paragraph" style:parent-style-name="Standard">
      <style:paragraph-properties fo:line-height="150%" fo:text-align="justify" style:justify-single-word="false"/>
      <style:text-properties fo:font-style="italic" style:text-underline-style="none" fo:font-weight="normal" style:font-style-asian="italic" style:font-weight-asian="normal" style:font-style-complex="italic"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2"/>
      <text:p text:style-name="P2"><text:tab/>Here we present a set of Web services, compliant with MOBY specifications, that can be connected together to allow the implementation of a protocol to analyse the promoter regions of a given set of co-expressed genes. The main goal of this study is to show that in-silico analysis of genomes (? or computational biology analysis) can be done through Web resources in a automatized manner. </text:p>
      <text:p text:style-name="P2"/>
      <text:p text:style-name="P3">Introduction</text:p>
      <text:p text:style-name="P2"/>
      <text:p text:style-name="P2"><text:tab/>If current Bioinformatics Web resources are useful to biologists and bioinformaticians for retrieval of data, or quick hypothesis verification, they are mostly used through manual execution and can not be used for automated tasks.</text:p>
      <text:p text:style-name="P2"><text:tab/>In this regards, Web services architecture have emerged to provide programmatic access to remote resources, thus allowing users to perform in-silico experiments through the Web (Ref. Web services Specs or a review ?).</text:p>
      <text:p text:style-name="P2"/>
      <text:p text:style-name="P2"><text:tab/>We have applied such technology to gene promoter regulation. Promoter analysis is essential to understand the regulation of the expression of genes. It has been already shown that co-expressed genes present similar regulatory elements. These elements, known as Transcription Factor Binding Sites (TFBSs), which are located in the intergenic sequence, <text:s/>upstream of the transcription start site (TSS) (Wray GA et al. 2003).</text:p>
      <text:p text:style-name="P2"><text:tab/></text:p>
      <text:p text:style-name="P2"><text:tab/>Here we present the implementation of a set of Web services that can be applied to implement computational analysis of promoter regions.</text:p>
      <text:p text:style-name="P2"/>
      <text:p text:style-name="P3">Protocol<text:span text:style-name="T1"> (Figure 1)</text:span></text:p>
      <text:p text:style-name="P4"><text:tab/></text:p>
      <text:p text:style-name="P4"><text:tab/>Because TFBSs are short DNA motifs <text:s/>(8 to 15bp in range), they can occur by chance very often in DNA sequences, thus producing a high level of false positives. To reduce the rate of false positive predictions, new methods have been proposed (For a review, see Wasserman WW et al, 2004). These methods take into account background information (Clover) and/or cross-species conservation data (PhyME or Phylogibbs). Here we present a protocol based on the processing of the pairwise alignments of TFBSs, using the implementation of an algorithm that has been described by Blanco E. et al.</text:p>
      <text:p text:style-name="P3"><text:tab/><text:span text:style-name="T1">The final purpose of this protocol is to define transcriptional modules, ie clusters of genes regulated by the same set of transcription factors (Leyfer D et al., 2005).</text:span></text:p>
      <text:p text:style-name="P3"/>
      <text:p text:style-name="P4"><text:tab/>Protocol Description:</text:p>
      <text:p text:style-name="P4"><text:tab/>Given a set of gene identifiers, the following analysis is performed:</text:p>
      <text:p text:style-name="P4"><text:tab/></text:p>
      <text:p text:style-name="P4"><text:tab/>1/ Upstream sequence extraction. The upstream sequence of the input gene identifiers is automatically extracted from the Ensembl database (Birney et al.).</text:p>
      <text:p text:style-name="P4"><text:tab/>2/ Search for putative TFBSs in public databases. You can either search the position weight matrices (PWMs) collection from Jaspar (Jaspar et al.) or the one from Transfac (v6.4) (Transfac et al.). This can be done using MatScan software (E. Blanco, unpublished).</text:p>
      <text:p text:style-name="P4"><text:tab/>3/ Perform the pairwise alignments using meta-alignment software (E. Blanco et al.)</text:p>
      <text:p text:style-name="P4"><text:tab/>4/ Parsing of the pairwise alignment scores from meta-alignment outputs.</text:p>
      <text:p text:style-name="P4"><text:tab/>5/ Using this score matrix as input, perform a K-means clustering algorithm, to separate the gene space into clusters, based on the score of the TFBSs maps pairwise alignments.</text:p>
      <text:p text:style-name="P4"><text:tab/>6/ For each cluster, run multiple meta-alignment software (E. Blanco et al. Submitted) to define a consensus “transcriptional” regulatory pattern, that is common to a set of a co-regulated genes.</text:p>
      <text:p text:style-name="P4"/>
      <text:p text:style-name="P3">Implementation and Results on a control dataset</text:p>
      <text:p text:style-name="P4"/>
      <text:p text:style-name="P4"><text:tab/>1/ <text:span text:style-name="T2">Web services</text:span></text:p>
      <text:p text:style-name="P4"><text:tab/>Each step of the protocol described below can be perceived as a service that can be formally described. A service can be defined as a resource that takes one or more inputs, process them and returns one or more outputs. For example, let's take the step two of our protocol. The input is a DNA sequence and the output is a map of putative TFBSs. The service defines two optional parameters, the first one is the database of TFBSs represented as PWMs (An enumeration of two values, “Jaspar” and “Transfac”). The second parameter is a threshold. </text:p>
      <text:p text:style-name="P4"/>
      <text:p text:style-name="P4"><text:tab/>The implementation of such a service was done in Perl, following MOBY specifications (Ref. Wilkinson M. et al.).</text:p>
      <text:p text:style-name="P4"/>
      <text:p text:style-name="P4"><text:tab/>2/ <text:span text:style-name="T2">Workflows</text:span></text:p>
      <text:p text:style-name="P4"/>
      <text:p text:style-name="P4"><text:tab/>There are various ways to enact the workflow. To facilitate the execution of the protocol, a Web submission page has been setup. One could also use the Standalone application, Taverna or Web-based, Remora. The advantage of these tools is that you can make your own workflows, by combining Web resources.</text:p>
      <text:p text:style-name="P4"/>
      <text:p text:style-name="P4">Fig. 2 =&gt; Workflow implementation using taverna 1.4</text:p>
      <text:p text:style-name="P4"/>
      <text:p text:style-name="P4">NB: At some point define 'workflow' as the implementation of a protocol.</text:p>
      <text:p text:style-name="P4"><text:s/></text:p>
      <text:p text:style-name="P4"><text:tab/>We have applied such pipeline to the genes involved in the X pathway in <text:span text:style-name="T3">Drosophila melanogaster.</text:span></text:p>
      <text:p text:style-name="P5"/>
      <text:p text:style-name="P5">Fig 3 or table 1 =&gt; Results on our dataset</text:p>
      <text:p text:style-name="P4"/>
      <text:p text:style-name="P3">Discussion</text:p>
      <text:p text:style-name="P4"/>
      <text:p text:style-name="P4">Web services technology look promising to federate computational Bioinformatics resources through the Web. Here we have applied ....</text:p>
      <text:p text:style-name="P4"/>
      <text:p text:style-name="P4">but </text:p>
      <text:p text:style-name="P4">1/ these Web services can be combined to form other workflows – because of interoperability, they can be associated with the Web services of others providers.</text:p>
      <text:p text:style-name="P4"/>
      <text:p text:style-name="P4">2/ This technology can be applied to many other types of analysis, gene prediction protocol or Assembly of ES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Arnaud Kerhornou</meta:initial-creator>
    <meta:creation-date>2006-07-17T11:23:40</meta:creation-date>
    <dc:creator>Arnaud Kerhornou</dc:creator>
    <dc:date>2006-08-01T16:22:50</dc:date>
    <meta:printed-by>Arnaud Kerhornou</meta:printed-by>
    <meta:print-date>2006-08-01T11:48:49</meta:print-date>
    <dc:language>en-US</dc:language>
    <meta:editing-cycles>34</meta:editing-cycles>
    <meta:editing-duration>PT21H16M7S</meta:editing-duration>
    <meta:user-defined meta:name="Info 1"/>
    <meta:user-defined meta:name="Info 2"/>
    <meta:user-defined meta:name="Info 3"/>
    <meta:user-defined meta:name="Info 4"/>
    <meta:document-statistic meta:table-count="0" meta:image-count="0" meta:object-count="0" meta:page-count="4" meta:paragraph-count="37" meta:word-count="796" meta:character-count="4955"/>
  </office:meta>
</office:document-meta>
</file>